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Liberation Sans" fo:font-size="28pt" fo:font-weight="bold" officeooo:rsid="00073e82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officeooo:rsid="000abd10"/>
    </style:style>
    <style:style style:name="T3" style:family="text">
      <style:text-properties officeooo:rsid="000bd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Guide</text:span> this website</text:p>
      <text:p text:style-name="Standard">It’s very trivial to navigate the pages. <text:span text:style-name="T2">Use the left side to open folders. Clicking on a section will highlight it and move your view to it. Use the back arrow to go back up. It’s very similar to your operating system’s files and folders. </text:span><text:span text:style-name="T3">Please note, if you’re using the bare version of this website, you cannot navigate and you have the full page in view. </text:span><text:span text:style-name="T2">Enjoy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5446b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2-08T11:21:06.011637057</dc:date>
    <meta:editing-duration>PT17M15S</meta:editing-duration>
    <meta:editing-cycles>9</meta:editing-cycles>
    <meta:document-statistic meta:table-count="0" meta:image-count="0" meta:object-count="0" meta:page-count="1" meta:paragraph-count="2" meta:word-count="71" meta:character-count="383" meta:non-whitespace-character-count="314"/>
  </office:meta>
</office:document-meta>
</file>